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 style:data-style-name="N3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3">
      <style:table-cell-properties fo:background-color="#cccccc"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number-columns-repeated="2" table:default-cell-style-name="ce9"/>
        <table:table-row table:style-name="ro1">
          <table:table-cell table:style-name="ce5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Transferência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80" calcext:value-type="float">
            <text:p>80</text:p>
          </table:table-cell>
          <table:table-cell table:style-name="ce12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Encosto central</text:p>
          </table:table-cell>
          <table:table-cell office:value-type="float" office:value="70" calcext:value-type="float">
            <text:p>70</text:p>
          </table:table-cell>
          <table:table-cell table:style-name="ce1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nopla freio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Manopla câmbi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inheiro</text:p>
          </table:table-cell>
          <table:table-cell table:number-columns-repeated="2" office:value-type="float" office:value="18000" calcext:value-type="float">
            <text:p>18.000</text:p>
          </table:table-cell>
        </table:table-row>
        <table:table-row table:style-name="ro1">
          <table:table-cell office:value-type="string" calcext:value-type="string">
            <text:p>Chave/Alarme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iltros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egulagem das válvulas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table:style-name="Default"/>
          <table:table-cell table:style-name="ce10" table:number-columns-repeated="2"/>
        </table:table-row>
        <table:table-row table:style-name="ro1">
          <table:table-cell table:style-name="ce7"/>
          <table:table-cell table:style-name="ce11" table:formula="of:=SUM([.B2:.B11])" office:value-type="float" office:value="19680" calcext:value-type="float">
            <text:p>19.680</text:p>
          </table:table-cell>
          <table:table-cell table:style-name="ce11" table:formula="of:=SUM([.C2:.C11])" office:value-type="float" office:value="20380" calcext:value-type="float">
            <text:p>20.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23:00:40.49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1:16:21.498000000</meta:creation-date>
    <dc:date>2019-05-13T23:23:40.113000000</dc:date>
    <meta:editing-duration>PT25M45S</meta:editing-duration>
    <meta:editing-cycles>9</meta:editing-cycles>
    <meta:generator>LibreOffice/5.4.7.2$Windows_X86_64 LibreOffice_project/c838ef25c16710f8838b1faec480ebba495259d0</meta:generator>
    <meta:document-statistic meta:table-count="1" meta:cell-count="31" meta:object-count="0"/>
  </office:meta>
</office:document-meta>
</file>